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381ca" officeooo:paragraph-rsid="0019e657"/>
    </style:style>
    <style:style style:name="P2" style:family="paragraph" style:parent-style-name="Heading_20_2">
      <style:text-properties officeooo:paragraph-rsid="0019e657"/>
    </style:style>
    <style:style style:name="P3" style:family="paragraph" style:parent-style-name="Heading_20_3">
      <style:text-properties officeooo:rsid="001381ca" officeooo:paragraph-rsid="0019e657"/>
    </style:style>
    <style:style style:name="P4" style:family="paragraph" style:parent-style-name="Heading_20_3">
      <style:text-properties officeooo:paragraph-rsid="0019e657"/>
    </style:style>
    <style:style style:name="P5" style:family="paragraph" style:parent-style-name="Standard">
      <style:text-properties officeooo:rsid="001381ca" officeooo:paragraph-rsid="0019e657"/>
    </style:style>
    <style:style style:name="P6" style:family="paragraph" style:parent-style-name="Text_20_body">
      <style:text-properties officeooo:paragraph-rsid="0019e657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9e657"/>
    </style:style>
    <style:style style:name="T1" style:family="text">
      <style:text-properties officeooo:rsid="00138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61"/><text:span text:style-name="Strong_20_Emphasis">Dcomp-TI</text:span></text:p>
      <text:p text:style-name="P5"/>
      <text:p text:style-name="P5"/>
      <text:h text:style-name="P4" text:outline-level="3"><text:span text:style-name="T1"><text:s/></text:span>Soluções em TI para o seu negócio</text:h>
      <text:p text:style-name="P6"/>
      <text:h text:style-name="P4" text:outline-level="3"/>
      <text:h text:style-name="P4" text:outline-level="3"><text:span text:style-name="T1">Soluções em Servidores</text:span></text:h>
      <text:p text:style-name="P6">Somos especialistas em servidores Linux e Windows Server e oferecemos toda a consultoria necessária para a implantação de diversos serviços, além da especificação e venda de toda a linha corporativa de equipamentos, como servidores, switchs, roteadores, entre outros.</text:p>
      <text:h text:style-name="P3" text:outline-level="3">Desktops e Notebooks</text:h>
      <text:p text:style-name="P6">Somos revenda das melhores marcas de desktops e notebooks como DELL, HP, LENOVO. Apresentamos soluções em computadores de mesa e computadores portáteis ideais para qualquer empresa.</text:p>
      <text:h text:style-name="P3" text:outline-level="3">Licenciamento de Softwares</text:h>
      <text:p text:style-name="P6">Revenda de toda a linha MICROSOFT Open, ESD, FPP, CSP, 365, Windows, Office … | AUTODESK Autocad, Revit … | COREL Draw, Paint, Video … | ADOBE Photoshop, Illustrator, Indesign, Acrobat, Dreamweaver. Somos especialistas na especificação, venda e implementação das soluções de licenciamento de softwares, legalize sua empresa com as melhores condições e assessoria.</text:p>
      <text:h text:style-name="P3" text:outline-level="3">Soluções em Antivirus</text:h>
      <text:p text:style-name="P6">Antivirus e Endpoints corporativos, centralização de status de ameaças, detecção, correção, conheça nossas soluções de venda e implantação.</text:p>
      <text:h text:style-name="P1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8:33:23.285502816</meta:creation-date>
    <dc:date>2023-10-19T08:39:03.802998727</dc:date>
    <meta:editing-duration>PT5M42S</meta:editing-duration>
    <meta:editing-cycles>2</meta:editing-cycles>
    <meta:document-statistic meta:table-count="0" meta:image-count="0" meta:object-count="0" meta:page-count="1" meta:paragraph-count="10" meta:word-count="156" meta:character-count="1142" meta:non-whitespace-character-count="934"/>
    <meta:generator>LibreOffice/7.5.3.2$Linux_X86_64 LibreOffice_project/9f56dff12ba03b9acd7730a5a481eea045e468f3</meta:generator>
  </office:meta>
</office:document-meta>
</file>